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054100354402</text:p>
          </table:table-cell>
          <table:table-cell office:value-type="string" calcext:value-type="string">
            <text:p>2024-12-31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16272" calcext:value-type="float">
            <text:p>93.61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54100354402</text:p>
          </table:table-cell>
          <table:table-cell office:value-type="string" calcext:value-type="string">
            <text:p>2024-01-03 19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42792" calcext:value-type="float">
            <text:p>92.44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54100354402</text:p>
          </table:table-cell>
          <table:table-cell office:value-type="string" calcext:value-type="string">
            <text:p>2023-01-04 22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3436" calcext:value-type="float">
            <text:p>92.03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54100354402</text:p>
          </table:table-cell>
          <table:table-cell office:value-type="string" calcext:value-type="string">
            <text:p>2022-01-04 21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228" calcext:value-type="float">
            <text:p>90.63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54100354402</text:p>
          </table:table-cell>
          <table:table-cell office:value-type="string" calcext:value-type="string">
            <text:p>2021-01-04 21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0592" calcext:value-type="float">
            <text:p>90.08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54100354402</text:p>
          </table:table-cell>
          <table:table-cell office:value-type="string" calcext:value-type="string">
            <text:p>2020-01-02 23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8216" calcext:value-type="float">
            <text:p>89.35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54100354402</text:p>
          </table:table-cell>
          <table:table-cell office:value-type="string" calcext:value-type="string">
            <text:p>2019-01-02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7112" calcext:value-type="float">
            <text:p>88.90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54100354402</text:p>
          </table:table-cell>
          <table:table-cell office:value-type="string" calcext:value-type="string">
            <text:p>2018-01-04 21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2688" calcext:value-type="float">
            <text:p>88.56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54100354402</text:p>
          </table:table-cell>
          <table:table-cell office:value-type="string" calcext:value-type="string">
            <text:p>2017-01-03 18:37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5424" calcext:value-type="float">
            <text:p>88.35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54100354402</text:p>
          </table:table-cell>
          <table:table-cell office:value-type="string" calcext:value-type="string">
            <text:p>2016-01-06 19:03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38" calcext:value-type="float">
            <text:p>87.5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54100354402</text:p>
          </table:table-cell>
          <table:table-cell office:value-type="string" calcext:value-type="string">
            <text:p>2015-01-06 16:00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6832" calcext:value-type="float">
            <text:p>86.6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54100354402</text:p>
          </table:table-cell>
          <table:table-cell office:value-type="string" calcext:value-type="string">
            <text:p>2014-01-06 22:53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6232" calcext:value-type="float">
            <text:p>85.67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54100354402</text:p>
          </table:table-cell>
          <table:table-cell office:value-type="string" calcext:value-type="string">
            <text:p>2013-01-07 21:29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296" calcext:value-type="float">
            <text:p>84.6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54100354402</text:p>
          </table:table-cell>
          <table:table-cell office:value-type="string" calcext:value-type="string">
            <text:p>2012-01-03 23:02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82968" calcext:value-type="float">
            <text:p>83.18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54100354402</text:p>
          </table:table-cell>
          <table:table-cell office:value-type="string" calcext:value-type="string">
            <text:p>2011-01-04 21:59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3248" calcext:value-type="float">
            <text:p>81.6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54100354402</text:p>
          </table:table-cell>
          <table:table-cell office:value-type="string" calcext:value-type="string">
            <text:p>2010-01-06 19:25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01896" calcext:value-type="float">
            <text:p>80.7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54100354402</text:p>
          </table:table-cell>
          <table:table-cell office:value-type="string" calcext:value-type="string">
            <text:p>2009-01-05 18:19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7184" calcext:value-type="float">
            <text:p>79.5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54100354402</text:p>
          </table:table-cell>
          <table:table-cell office:value-type="string" calcext:value-type="string">
            <text:p>2008-01-07 16:39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1968" calcext:value-type="float">
            <text:p>78.9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54100354402</text:p>
          </table:table-cell>
          <table:table-cell office:value-type="string" calcext:value-type="string">
            <text:p>2007-0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4104" calcext:value-type="float">
            <text:p>77.7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54100354402</text:p>
          </table:table-cell>
          <table:table-cell office:value-type="string" calcext:value-type="string">
            <text:p>2006-01-05 17:36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3568" calcext:value-type="float">
            <text:p>76.5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54100354402</text:p>
          </table:table-cell>
          <table:table-cell office:value-type="string" calcext:value-type="string">
            <text:p>2005-01-12 16:55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04472" calcext:value-type="float">
            <text:p>75.40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54100354402</text:p>
          </table:table-cell>
          <table:table-cell office:value-type="string" calcext:value-type="string">
            <text:p>2004-01-06 16:53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0696" calcext:value-type="float">
            <text:p>74.91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54100354402</text:p>
          </table:table-cell>
          <table:table-cell office:value-type="string" calcext:value-type="string">
            <text:p>2003-01-10 15:26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1936" calcext:value-type="float">
            <text:p>73.40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54100354402</text:p>
          </table:table-cell>
          <table:table-cell office:value-type="string" calcext:value-type="string">
            <text:p>2002-01-07 15:30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9856" calcext:value-type="float">
            <text:p>71.99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54100354402</text:p>
          </table:table-cell>
          <table:table-cell office:value-type="string" calcext:value-type="string">
            <text:p>2001-01-06 14:29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316" calcext:value-type="float">
            <text:p>71.00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54100354402</text:p>
          </table:table-cell>
          <table:table-cell office:value-type="string" calcext:value-type="string">
            <text:p>2000-01-07 16:20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352" calcext:value-type="float">
            <text:p>70.0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54100354402</text:p>
          </table:table-cell>
          <table:table-cell office:value-type="string" calcext:value-type="string">
            <text:p>1999-01-06 16:53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3816" calcext:value-type="float">
            <text:p>69.39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54100354402</text:p>
          </table:table-cell>
          <table:table-cell office:value-type="string" calcext:value-type="string">
            <text:p>1998-01-07 14:08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23968" calcext:value-type="float">
            <text:p>68.32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54100354402</text:p>
          </table:table-cell>
          <table:table-cell office:value-type="string" calcext:value-type="string">
            <text:p>1997-01-08 17:22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6184" calcext:value-type="float">
            <text:p>67.76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54100354402</text:p>
          </table:table-cell>
          <table:table-cell office:value-type="string" calcext:value-type="string">
            <text:p>1996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5272" calcext:value-type="float">
            <text:p>66.56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54100354402</text:p>
          </table:table-cell>
          <table:table-cell office:value-type="string" calcext:value-type="string">
            <text:p>199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3104" calcext:value-type="float">
            <text:p>65.98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54100354402</text:p>
          </table:table-cell>
          <table:table-cell office:value-type="string" calcext:value-type="string">
            <text:p>199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7952" calcext:value-type="float">
            <text:p>65.14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54100354402</text:p>
          </table:table-cell>
          <table:table-cell office:value-type="string" calcext:value-type="string">
            <text:p>1993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1776" calcext:value-type="float">
            <text:p>64.50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1" meta:object-count="0"/>
    <meta:user-defined meta:name="AppVersion">3.0</meta:user-defined>
  </office:meta>
</office:document-meta>
</file>